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style:style>
    <style:style style:name="T1" style:family="text">
      <style:text-properties fo:font-style="normal" fo:font-weight="normal"/>
    </style:style>
    <style:style style:name="T2" style:family="text">
      <style:text-properties style:font-style-asian="normal" style:font-weight-asian="normal"/>
    </style:style>
    <style:style style:name="T3" style:family="text">
      <style:text-properties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Alberto Cortés Neri compartió la publicación de... - Alberto Cortés Neri Ir a la sección de noticias Facebook Alfredo Inicio 1 Buscar amigos 0 Solicitudes de amistad Solicitudes de amistad Buscar amigos · Configuración Solicitudes de amistad Ver todas 0 Mensajes Mensajes Marcar todos como leídos · Nuevo mensaje Recientes Solicitudes de mensajes Ver todo en Messenger 0 Notificaciones Notificaciones Marcar todas como leídas · Configuración Notificaciones Ver todas Configuración de la cuenta Grupos sugeridos Ver todos ?￰</text:span><text:span text:style-name="T2">ﾟﾖﾤ</text:span><text:span text:style-name="T1">TeamBrocoli❤? 5.351 miembros Unirte Fumadores de la planta de la paz 3 amigos · 19.764 miembros Unirte Americanistas con actitud 692 miembros Unirte Español · English (US) · Português (Brasil) · Français (France) · Deutsch Privacidad · Condiciones · Publicidad · Opciones de anuncios · Cookies · Más Facebook © 2017 &amp;nbsp; Alberto Cortés Neri compartió la publicación de Melina Castillo Diaz . · 18 de octubre de 2015 · Melina Castillo Diaz se siente devastada. · 18 de octubre de 2015 · Tehuacán, Puebla · Por favor gente bonita comparta....ayer se perdió mi perrito por la Col. Fovissste Garci - Crespo...dejaron la puerta abierta a eso de las 10 pm, lo buscamos por toda la zona pero no lo encontramos...responde a nombre de Rocky, es un chihuahua de 1 año, color beige, solo lleva un collar azul cielo, estaba por comenzar un tratamiendo en su piel ya que tiene una infección cutanea, como seña particular tiene su piel de los pliegues bastante dañada ASI QUE URGE ENCONTRARLO :( si alguien sabe algo o lo ve por favor comuniquese al 23825524 SOLO LOS QUE SABEN LO QUE ES PERDER A UN HIJO PERRUNO ME ENTENDERAN Me gusta Mostrar más reacciones Compartir 3 3 Melina Castillo Diaz y 2 personas más Comentarios Información Crear anuncio Crear página Desarrolladores Empleo Privacidad Cookies Opciones de anuncios Condiciones Ayuda Configuración Registro de actividad Facebook © 2017 Español English (US) Português (Brasil) Français (France) Italiano Deutsch </text:span><text:span text:style-name="T3">العربية </text:span><text:span text:style-name="T2">日本語 </text:span><text:span text:style-name="T3">हिन्दी </text:span><text:span text:style-name="T2">中文</text:span><text:span text:style-name="T1">(</text:span><text:span text:style-name="T2">简体</text:span><text:span text:style-name="T1">) Chatear con mis amigos Activa el chat para ver quién está disponible. Chat (desactivado) Chat Activa el chat para ver quién está disponibl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0:44:32.387493961</meta:creation-date>
    <dc:date>2017-11-09T10:59:38.569537909</dc:date>
    <meta:editing-duration>PT4M56S</meta:editing-duration>
    <meta:editing-cycles>1</meta:editing-cycles>
    <meta:document-statistic meta:table-count="0" meta:image-count="0" meta:object-count="0" meta:page-count="1" meta:paragraph-count="1" meta:word-count="357" meta:character-count="2148" meta:non-whitespace-character-count="1802"/>
    <meta:generator>LibreOffice/5.1.6.2$Linux_X86_64 LibreOffice_project/10m0$Build-2</meta:generator>
  </office:meta>
</office:document-meta>
</file>